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160000036B5B32528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oclug" draw:fill-image-width="0cm" draw:fill-image-height="0cm" style:repeat="repeat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415cm" fo:min-width="0cm" fo:padding-top="0.092cm" fo:padding-bottom="0cm" fo:padding-left="0cm" fo:padding-right="0cm" fo:wrap-option="wrap" draw:shadow-color="#808080" loext:decorative="false"/>
      <style:paragraph-properties style:writing-mode="lr-tb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10.932cm" fo:min-width="0cm" fo:padding-top="0.067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3.488cm" loext:decorative="false"/>
      <style:paragraph-properties style:writing-mode="lr-tb"/>
    </style:style>
    <style:style style:name="pr4" style:family="presentation" style:parent-style-name="Default-outline1">
      <style:graphic-properties fo:min-height="11.912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54cm" loext:decorative="false"/>
      <style:paragraph-properties style:writing-mode="lr-tb"/>
    </style:style>
    <style:style style:name="pr6" style:family="presentation" style:parent-style-name="Default-title">
      <style:graphic-properties fo:min-height="3.488cm" loext:decorative="false"/>
      <style:paragraph-properties style:writing-mode="lr-tb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cm" fo:margin-right="0cm" fo:line-height="94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language="en" fo:country="CA"/>
    </style:style>
    <style:style style:name="T2" style:family="text">
      <style:text-properties fo:color="#000000" loext:opacity="100%" fo:language="en" fo:country="CA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OpenSymbol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6cm" svg:x="1.397cm" svg:y="2.443cm" presentation:class="title" presentation:user-transformed="true">
          <draw:text-box>
            <text:list text:style-name="L1">
              <text:list-header>
                <text:p text:style-name="P1"><text:span text:style-name="T1">Tools for Typesetting Math</text:span></text:p>
              </text:list-header>
            </text:list>
          </draw:text-box>
        </draw:frame>
        <draw:frame presentation:style-name="pr2" draw:text-style-name="P2" draw:layer="layout" svg:width="25.197cm" svg:height="10.998cm" svg:x="1.803cm" svg:y="5.6cm" presentation:class="subtitle" presentation:user-transformed="true">
          <draw:text-box>
            <text:list text:style-name="L1">
              <text:list-header>
                <text:p text:style-name="P3"><text:span text:style-name="T2"/></text:p>
              </text:list-header>
              <text:list-item>
                <text:p text:style-name="P3"><text:span text:style-name="T2">January 8, 2026</text:span></text:p>
              </text:list-item>
              <text:list-item>
                <text:p text:style-name="P3"><text:span text:style-name="T2"/></text:p>
              </text:list-item>
              <text:list-item>
                <text:p text:style-name="P3"><text:span text:style-name="T2">John Nash and Prashanth Velayudhan</text:span></text:p>
              </text:list-item>
              <text:list-item>
                <text:p text:style-name="P3"><text:span text:style-name="T2">for</text:span></text:p>
              </text:list-item>
              <text:list-item>
                <text:p text:style-name="P3"><text:span text:style-name="T2">Virtual Meeting of Linux-Ottawa</text:span></text:p>
              </text:list-item>
              <text:list-item>
                <text:p text:style-name="P3"><text:span text:style-name="T2">Revised post-discussion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6cm" svg:height="10.473cm" svg:x="3.81cm" svg:y="2.121cm" draw:page-number="1" presentation:class="page"/>
          <draw:custom-shape draw:style-name="gr2" draw:text-style-name="P4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Objectives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3">
              <text:list-item>
                <text:p>Consider how math content may be typeset in a document</text:p>
              </text:list-item>
              <text:list-item>
                <text:p>Try to evaluate flexibility, ease-of-use and results of several approaches</text:p>
              </text:list-item>
              <text:list-item>
                <text:p>Consider possibilities for sharing material between such systems</text:p>
              </text:list-item>
              <text:list-item>
                <text:p>Promote some discussion by using a simple but non-trivial example tex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Tools considered</text:p>
          </draw:text-box>
        </draw:frame>
        <draw:frame presentation:style-name="pr4" draw:text-style-name="P7" draw:layer="layout" svg:width="25.179cm" svg:height="12.874cm" svg:x="1.397cm" svg:y="4.2cm" presentation:class="outline" presentation:user-transformed="true">
          <draw:text-box>
            <text:list text:style-name="L3">
              <text:list-item>
                <text:p text:style-name="P6"><text:span text:style-name="T3">LaTeX (Lamport, 1986), a macro processor based on Knuth’s TeX and MetaFont (??)</text:span></text:p>
              </text:list-item>
              <text:list-item>
                <text:p text:style-name="P6"><text:span text:style-name="T3">Rmarkdown, enhanced Markdown that allows code chunks to be processed inline. Outgrowth of the Rstudio IDE (c. 2011) RStudio corp. renamed Posit in 2022.</text:span></text:p>
              </text:list-item>
              <text:list-item>
                <text:p text:style-name="P6"><text:span text:style-name="T3">Quanta, a cleaned-up incarnation of Rmarkdown</text:span></text:p>
              </text:list-item>
              <text:list-item>
                <text:p text:style-name="P6"><text:span text:style-name="T3">Typst, (Typst Gmbh, inc. Berlin 2023) an attempt since 2019 to create science document processing without the complexity and learning cost of LaTeX.</text:span>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79cm" svg:height="3.488cm" svg:x="1.397cm" svg:y="0.838cm" presentation:class="title" presentation:user-transformed="true">
          <draw:text-box>
            <text:p>The Example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Partridges: Develop a formula for the total number of presents received on the n’th day of a gift sequence such as “Twelve Days of Christmas”</text:p>
              </text:list-item>
            </text:list>
            <text:list text:style-name="L3">
              <text:list-item>
                <text:p>This is a sum of the total of arithmetic progressions from 1 to n. A sum of sums.</text:p>
              </text:list-item>
              <text:list-item>
                <text:p>It requires some mathematical expressions, which we will extend to test features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4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79cm" svg:height="3.488cm" svg:x="1.397cm" svg:y="0.838cm" presentation:class="title" presentation:user-transformed="true">
          <draw:text-box>
            <text:p>Comments: LaTeX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Now 40 years old, so showing its age</text:p>
              </text:list-item>
              <text:list-item>
                <text:p>But still VERY flexible</text:p>
              </text:list-item>
              <text:list-item>
                <text:p>At the cost of lots of arcane code that is often difficult and time-consuming to use easily</text:p>
              </text:list-item>
              <text:list-item>
                <text:p>All handle bibliographies quite well via BibTeX (https://ctan.org/pkg/bibtex)</text:p>
              </text:list-item>
              <text:list-item>
                <text:p>Tools like TexMaker, TexStudio, and others allow easier access to code syntax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5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Rmarkdown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ntended as tool for working with R scripts to update documents as new data became available (Posit)</text:p>
              </text:list-item>
              <text:list-item>
                <text:p>- Bookdown (bookdown.org) is an extension for larger, more feature-rich documents</text:p>
              </text:list-item>
              <text:list-item>
                <text:p>- From 2016-2025 offered a hosting service for Bookdown books, now being superceded by Posit Connect Cloud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6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Quarto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Re-engineered Rmarkdown without need for R to run <text:span text:style-name="T4">knitr</text:span><text:span text:style-name="T5"> package to render documents</text:span></text:p>
              </text:list-item>
              <text:list-item>
                <text:p><text:span text:style-name="T5">- Quarto is stand-alone (can be outside Rstudio)</text:span></text:p>
              </text:list-item>
              <text:list-item>
                <text:p>- Built-in capability to render to Word, HTML, and other formats that Rmarkdown needs extension tools to accomplish</text:p>
              </text:list-item>
              <text:list-item>
                <text:p>- some differences in YAML codes</text:p>
              </text:list-item>
              <text:list-item>
                <text:p>- largely back-compatible with Rmarkdown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7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omments: Typs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Seems to be a re-think of what LaTeX ought to have been from a 30-year+ later perspective.</text:p>
              </text:list-item>
              <text:list-item>
                <text:p>Learning curve shorter than LaTeX, but stresses learning principles.</text:p>
              </text:list-item>
              <text:list-item>
                <text:p>Only compiler (CLI use) is open source. The “app” is U$8/month, though there is a free web-based “account”, likely needed for facilitating learning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8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When to use which tool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If you need to transfer material to other formats, then Quarto likely best</text:p>
              </text:list-item>
              <text:list-item>
                <text:p>- Starting from scratch, then Typst or Quarto</text:p>
              </text:list-item>
              <text:list-item>
                <text:p>- Typst does NOT out-of-the-box run scripts (code chunks) like Rmarkdown or Quarto</text:p>
              </text:list-item>
              <text:list-item>
                <text:p>- Rmarkdown and Quarto integrate LaTeX blocks.</text:p>
              </text:list-item>
              <text:list-item>
                <text:p>- Case for LaTeX or Rmarkdown only makes sense if one starts with an existing “similar” example, which is way most users work, i.e., copy and edit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9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Changing format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3">
              <text:list-item>
                <text:p>Can we translate one source to another easily?</text:p>
              </text:list-item>
              <text:list-item>
                <text:p>Rmarkdown and Quarto allow intermediate LaTeX to be saved, allowing for “tweaking”</text:p>
              </text:list-item>
              <text:list-item>
                <text:p>But the LaTeX source code generated is relatively opaque and not trivial to work with.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0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Anything else?</text:p>
          </draw:text-box>
        </draw:frame>
        <draw:frame presentation:style-name="pr4" draw:layer="layout" svg:width="25.179cm" svg:height="12.162cm" svg:x="1.397cm" svg:y="4.912cm" presentation:class="outline">
          <draw:text-box>
            <text:list text:style-name="L2">
              <text:list-item>
                <text:p>- custom footers in LaTeX</text:p>
                <text:list>
                  <text:list-item>
                    <text:p>JN has prepared output pdf files with “Copy for John Henry, 2026-1-8” in footer</text:p>
                  </text:list-item>
                </text:list>
              </text:list-item>
              <text:list-item>
                <text:p>- custom label (possibly on the left) on same line as an equation</text:p>
                <text:list>
                  <text:list-item>
                    <text:p>This is generally messy and arcane. See our examp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1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79cm" svg:height="3.488cm" svg:x="1.397cm" svg:y="0.838cm" presentation:class="title">
          <draw:text-box>
            <text:p>Demo Documents</text:p>
          </draw:text-box>
        </draw:frame>
        <draw:frame presentation:style-name="pr4" draw:text-style-name="P9" draw:layer="layout" svg:width="25.179cm" svg:height="12.162cm" svg:x="1.397cm" svg:y="4.912cm" presentation:class="outline" presentation:user-transformed="true">
          <draw:text-box>
            <text:list text:style-name="L2">
              <text:list-item>
                <text:p text:style-name="P8"><text:s text:c="33"/>THANKS</text:p>
              </text:list-item>
              <text:list-item>
                <text:p text:style-name="P8"/>
              </text:list-item>
              <text:list-item>
                <text:p text:style-name="P8">- Add Asciidoc / Asciidoctor ??</text:p>
              </text:list-item>
              <text:list-item>
                <text:p text:style-name="P8">- Typesetting so equations are lined up (or some other rule)??</text:p>
              </text:list-item>
            </text:list>
          </draw:text-box>
        </draw:frame>
        <presentation:notes draw:style-name="dp2">
          <draw:page-thumbnail draw:style-name="gr1" draw:layer="layout" svg:width="13.952cm" svg:height="10.46cm" svg:x="3.81cm" svg:y="2.121cm" draw:page-number="12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layer="layout" svg:width="25.179cm" svg:height="3.488cm" svg:x="1.397cm" svg:y="0.838cm" presentation:class="title">
          <draw:text-box>
            <text:p>Asciidoc</text:p>
          </draw:text-box>
        </draw:frame>
        <draw:frame presentation:style-name="pr4" draw:layer="layout" svg:width="25.179cm" svg:height="12.162cm" svg:x="1.397cm" svg:y="4.912cm" presentation:class="outline" presentation:user-transformed="true">
          <draw:text-box>
            <text:list text:style-name="L4">
              <text:list-item>
                <text:p>Syntax somewhat different</text:p>
              </text:list-item>
              <text:list-item>
                <text:p>Math material less simple to include – need multiple tags</text:p>
                <text:list>
                  <text:list-item>
                    <text:p>font size too large. Why?</text:p>
                  </text:list-item>
                  <text:list-item>
                    <text:p>Can it be adjusted</text:p>
                  </text:list-item>
                </text:list>
              </text:list-item>
              <text:list-item>
                <text:p>Bibliographic support limited. Did not try Bibtex add-in</text:p>
              </text:list-item>
              <text:list-item>
                <text:p>Alignment seems fiddly</text:p>
              </text:list-item>
              <text:list-item>
                <text:p>Summary: if simple style suffices, <text:span text:style-name="T4">easy</text:span><text:span text:style-name="T5">, otherwise difficult to use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52cm" svg:height="10.46cm" svg:x="3.81cm" svg:y="2.121cm" draw:page-number="13" presentation:class="page"/>
          <draw:frame presentation:style-name="pr5" draw:text-style-name="P5" draw:layer="layout" svg:width="17.255cm" svg:height="12.55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oclug" xlink:href="Pictures/10000000000005160000036B5B3252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oclug" draw:fill-image-width="0cm" draw:fill-image-height="0cm" style:repeat="repeat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cm" fo:padding-bottom="0cm" fo:padding-left="0cm" fo:padding-right="0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roid Sans Fallback" style:font-family-asian="'Droid Sans Fallback'" style:font-pitch-asian="variable" style:font-size-asian="18pt" style:font-style-asian="normal" style:font-weight-asian="normal" style:font-name-complex="Droid Sans Fallback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1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false" style:shrink-to-fit="true" fo:padding-top="0.067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4%" fo:text-align="start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3cm" fo:margin-right="0cm" fo:margin-top="0cm" fo:margin-bottom="0.401cm" fo:line-height="94%" fo:text-align="start" fo:text-indent="-0.79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cm" fo:margin-bottom="0.299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cm" fo:margin-bottom="0.202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5.715cm" fo:margin-right="0cm" fo:margin-top="0cm" fo:margin-bottom="0.101cm" fo:line-height="94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Droid Sans Fallback" style:font-family-asian="'Droid Sans Fallback'" style:font-pitch-asian="variable" style:font-size-asian="20pt" style:font-style-asian="normal" style:font-weight-asian="normal" style:font-name-complex="Droid Sans Fallback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-0.952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style:font-name-asian="Droid Sans Fallback" style:font-family-asian="'Droid Sans Fallback'" style:font-pitch-asian="variable" style:font-size-asian="44pt" style:font-style-asian="normal" style:font-weight-asian="normal" style:font-name-complex="Droid Sans Fallback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oclug" draw:fill-image-width="0cm" draw:fill-image-height="0cm" style:repeat="repea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7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3cm" fo:min-width="0cm" fo:wrap-option="wrap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margin-top="0cm" fo:margin-bottom="0cm" fo:line-height="94%" fo:text-align="center" fo:text-indent="0cm" style:punctuation-wrap="simple" style:line-break="strict" loext:tab-stop-distance="0cm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line-height="93%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line-break="strict" style:font-independent-line-spacing="true"/>
    </style:style>
    <style:style style:name="MP12" style:family="paragraph">
      <style:paragraph-properties fo:margin-left="0cm" fo:margin-right="0cm" fo:line-height="93%" fo:text-align="end" fo:text-indent="0cm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line-height="93%" fo:text-align="end" fo:text-indent="0cm" style:line-break="strict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CA"/>
    </style:style>
    <style:style style:name="MT3" style:family="text">
      <style:text-properties fo:color="#000000" loext:opacity="100%" style:text-line-through-style="none" style:text-line-through-type="none" style:text-position="0% 100%" style:font-name="Arial" fo:font-size="18pt" fo:language="en" fo:country="CA" fo:font-style="normal" fo:text-shadow="none" style:text-underline-style="none" fo:font-weight="normal" style:font-name-asian="Droid Sans Fallback" style:font-size-asian="18pt" style:font-style-asian="normal" style:font-weight-asian="normal" style:font-name-complex="Droid Sans Fallback" style:font-size-complex="18pt" style:font-style-complex="normal" style:font-weight-complex="normal" style:font-relief="none"/>
    </style:style>
    <style:style style:name="MT4" style:family="text">
      <style:text-properties fo:color="#000000" loext:opacity="100%" fo:language="en" fo:country="CA"/>
    </style:style>
    <style:style style:name="MT5" style:family="text">
      <style:text-properties fo:color="#000000" loext:opacity="100%" style:font-name="Times New Roman" fo:font-size="14pt" fo:language="en" fo:country="CA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79cm" svg:height="3.488cm" svg:x="1.397cm" svg:y="0.838cm" presentation:class="title" presentation:placeholder="true">
        <draw:text-box/>
      </draw:frame>
      <draw:frame presentation:style-name="Default-outline1" draw:layer="backgroundobjects" svg:width="25.179cm" svg:height="12.162cm" svg:x="1.397cm" svg:y="4.912cm" presentation:class="outline" presentation:placeholder="true">
        <draw:text-box/>
      </draw:frame>
      <draw:frame presentation:style-name="Mpr1" draw:text-style-name="MP6" draw:layer="backgroundobjects" svg:width="6.504cm" svg:height="1.429cm" svg:x="1.398cm" svg:y="19.128cm" presentation:class="date-time">
        <draw:text-box>
          <text:list text:style-name="ML1">
            <text:list-item>
              <text:p text:style-name="MP5"><text:span text:style-name="MT2">2026-01-08</text:span></text:p>
            </text:list-item>
          </text:list>
        </draw:text-box>
      </draw:frame>
      <draw:frame presentation:style-name="Mpr1" draw:text-style-name="MP6" draw:layer="backgroundobjects" svg:width="8.859cm" svg:height="1.429cm" svg:x="9.577cm" svg:y="19.128cm" presentation:class="footer">
        <draw:text-box>
          <text:list text:style-name="ML1">
            <text:list-item>
              <text:p text:style-name="MP7"><text:span text:style-name="MT3">Nash and </text:span><text:span text:style-name="MT4">Velayudhan</text:span></text:p>
            </text:list-item>
          </text:list>
        </draw:text-box>
      </draw:frame>
      <draw:frame presentation:style-name="Mpr1" draw:text-style-name="MP6" draw:layer="backgroundobjects" svg:width="3.4cm" svg:height="1.429cm" svg:x="22.2cm" svg:y="19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3" draw:text-style-name="MP8" draw:layer="backgroundobjects" svg:width="21.59cm" svg:height="27.94cm" svg:x="0cm" svg:y="0cm">
          <text:p/>
        </draw:rect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52cm" svg:height="10.46cm" svg:x="3.81cm" svg:y="2.121cm" presentation:class="page"/>
        <draw:frame presentation:style-name="Default-notes" draw:layer="backgroundobjects" svg:width="17.255cm" svg:height="12.554cm" svg:x="2.16cm" svg:y="13.269cm" presentation:class="notes" presentation:placeholder="true">
          <draw:text-box/>
        </draw:frame>
        <draw:frame draw:style-name="Mgr5" draw:text-style-name="MP11" draw:layer="backgroundobjects" svg:width="9.353cm" svg:height="1.38cm" svg:x="-0.001cm" svg:y="0cm" presentation:class="header">
          <draw:text-box>
            <text:list text:style-name="ML1">
              <text:list-header>
                <text:p text:style-name="MP10"><text:span text:style-name="MT5"><presentation:header/></text:span></text:p>
              </text:list-header>
            </text:list>
          </draw:text-box>
        </draw:frame>
        <draw:frame draw:style-name="Mgr6" draw:text-style-name="MP13" draw:layer="backgroundobjects" svg:width="9.353cm" svg:height="1.38cm" svg:x="12.218cm" svg:y="0cm" presentation:class="date-time">
          <draw:text-box>
            <text:list text:style-name="ML1">
              <text:list-header>
                <text:p text:style-name="MP12"><text:span text:style-name="MT5"><presentation:date-time/></text:span></text:p>
              </text:list-header>
            </text:list>
          </draw:text-box>
        </draw:frame>
        <draw:frame draw:style-name="Mgr7" draw:text-style-name="MP11" draw:layer="backgroundobjects" svg:width="9.353cm" svg:height="1.38cm" svg:x="-0.001cm" svg:y="26.542cm" presentation:class="footer">
          <draw:text-box>
            <text:list text:style-name="ML1">
              <text:list-header>
                <text:p text:style-name="MP10"><text:span text:style-name="MT5"><presentation:footer/></text:span></text:p>
              </text:list-header>
            </text:list>
          </draw:text-box>
        </draw:frame>
        <draw:frame draw:style-name="Mgr8" draw:text-style-name="MP13" draw:layer="backgroundobjects" svg:width="9.353cm" svg:height="1.38cm" svg:x="12.218cm" svg:y="26.542cm" presentation:class="page-number">
          <draw:text-box>
            <text:list text:style-name="ML1">
              <text:list-header>
                <text:p text:style-name="MP12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</meta:initial-creator>
    <meta:creation-date>2015-11-30T21:38:25.101555800</meta:creation-date>
    <dc:date>2026-01-09T09:50:45.109567913</dc:date>
    <meta:editing-cycles>216</meta:editing-cycles>
    <meta:editing-duration>P1DT1H54M31S</meta:editing-duration>
    <meta:generator>LibreOffice/24.2.7.2$Linux_X86_64 LibreOffice_project/420$Build-2</meta:generator>
    <meta:document-statistic meta:object-count="77"/>
  </office:meta>
</office:document-meta>
</file>